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8:34:48.248238262</meta:creation-date>
    <dc:date>2023-07-14T18:35:03.696743322</dc:date>
    <meta:editing-duration>PT16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7.5.4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:coordinate-region svg:x="0.94cm" svg:y="0.378cm" svg:width="12.529cm" svg:height="7.7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